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4 HP.</text:p>
        </text:list-item>
        <text:list-item>
          <text:p text:style-name="P1">Heavy Fighter – Larger, a bit slower, fires bolts and missiles. 9 HP.</text:p>
        </text:list-item>
        <text:list-item>
          <text:p text:style-name="P1">Frigate – Larger ship that can fire missiles and bolts. 20 HP.</text:p>
        </text:list-item>
        <text:list-item>
          <text:p text:style-name="P1">Cruiser – Even larger ship that has four point-defense beams and four bolt cannons. 50 HP.</text:p>
        </text:list-item>
        <text:list-item>
          <text:p text:style-name="P1">Battleship – Massive warship with six point defense beams and eight bolt cannons. 120 H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1T23:59:05.12</dc:date>
    <dc:creator>Eric Brown</dc:creator>
    <meta:editing-duration>PT23H38M55S</meta:editing-duration>
    <meta:editing-cycles>1</meta:editing-cycles>
    <meta:document-statistic meta:table-count="0" meta:image-count="0" meta:object-count="0" meta:page-count="1" meta:paragraph-count="9" meta:word-count="174" meta:character-count="916" meta:non-whitespace-character-count="756"/>
    <meta:generator>LibreOffice/3.5$Windows_x86 LibreOffice_project/7e68ba2-a744ebf-1f241b7-c506db1-7d53735</meta:generator>
  </office:meta>
</office:document-meta>
</file>